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Stefan Stammberger - German translation.</text:p>
            <text:p><text:span text:style-name="T1">Miguel de Dios - Spanish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Stefan Stammberger - Немецкий перевод.</text:span></text:p>
            <text:p><text:span text:style-name="T1">Miguel de Dios - Испанс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2">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table:table-cell table:style-name="ce24"/>
          <table:table-cell table:style-name="ce27"/>
          <table:table-cell table:number-columns-repeated="1017"/>
        </table:table-row>
        <table:table-row table:style-name="ro1">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9">00.00.0000</text:date>, <text:time style:data-style-name="N2" text:time-value="0000-00-00T15:14:4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9T15:17:11</dc:date>
    <meta:editing-cycles>189</meta:editing-cycles>
    <meta:editing-duration>PT11H25M24S</meta:editing-duration>
    <meta:generator>LibreOffice/4.0.3.3$Linux_X86_64 LibreOffice_project/400m0$Build-3</meta:generator>
    <meta:document-statistic meta:table-count="3" meta:cell-count="1246" meta:object-count="0"/>
  </office:meta>
</office:document-meta>
</file>